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7000000C67969F7F268D7A1D3.png" manifest:media-type="image/png"/>
  <manifest:file-entry manifest:full-path="Pictures/10009ACC0000149E000014763806B08D0742AC14.svg" manifest:media-type="image/svg+xml"/>
  <manifest:file-entry manifest:full-path="Pictures/10000201000000B500000104DF3529606307B466.png" manifest:media-type="image/png"/>
  <manifest:file-entry manifest:full-path="Pictures/1000116F000012B500001AE1BD21A2C981117D88.svg" manifest:media-type="image/svg+xml"/>
  <manifest:file-entry manifest:full-path="Pictures/10001BBC0000161500000C970699E684C0F664E4.svg" manifest:media-type="image/svg+xml"/>
  <manifest:file-entry manifest:full-path="Pictures/10000DC7000012B500001AE1E3AFFDB5D420382D.svg" manifest:media-type="image/svg+xml"/>
  <manifest:file-entry manifest:full-path="Pictures/10000E39000012B500001AE1F2D9188DF7A1E9D8.svg" manifest:media-type="image/svg+xml"/>
  <manifest:file-entry manifest:full-path="Pictures/10000201000000B500000104124D6BACC1152689.png" manifest:media-type="image/png"/>
  <manifest:file-entry manifest:full-path="Pictures/10000201000000D60000007A8640761B6CFC596A.png" manifest:media-type="image/png"/>
  <manifest:file-entry manifest:full-path="Pictures/10000201000000B500000104F948AAC325DD1C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fill-color="#f8aa97" draw:textarea-horizontal-align="justify" draw:textarea-vertical-align="middle" draw:auto-grow-height="false" fo:min-height="0.449cm" fo:min-width="4.61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-color="#f8aa97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1cm" svg:height="4.197cm" svg:x="1.762cm" svg:y="2.905cm">
          <draw:image xlink:href="Pictures/10000E39000012B500001AE1F2D9188DF7A1E9D8.svg" xlink:type="simple" xlink:show="embed" xlink:actuate="onLoad">
            <text:p text:style-name="P1">Word 1</text:p>
            <text:p text:style-name="P1">Word 2</text:p>
            <text:p text:style-name="P1">Word 3</text:p>
          </draw:image>
          <draw:image xlink:href="Pictures/10000201000000B500000104DF3529606307B466.png" xlink:type="simple" xlink:show="embed" xlink:actuate="onLoad"/>
        </draw:frame>
        <draw:frame draw:style-name="gr1" draw:text-style-name="P1" draw:layer="layout" svg:width="3.098cm" svg:height="4.451cm" svg:x="1.635cm" svg:y="7.09cm">
          <draw:image xlink:href="Pictures/1000116F000012B500001AE1BD21A2C981117D88.svg" xlink:type="simple" xlink:show="embed" xlink:actuate="onLoad">
            <text:p text:style-name="P1">Word 7</text:p>
            <text:p text:style-name="P1">Word 8</text:p>
            <text:p text:style-name="P1">Word 9</text:p>
          </draw:image>
          <draw:image xlink:href="Pictures/10000201000000B500000104124D6BACC1152689.png" xlink:type="simple" xlink:show="embed" xlink:actuate="onLoad"/>
        </draw:frame>
        <draw:frame draw:style-name="gr1" draw:text-style-name="P1" draw:layer="layout" svg:width="2.932cm" svg:height="4.213cm" svg:x="5.18cm" svg:y="4.915cm">
          <draw:image xlink:href="Pictures/10000DC7000012B500001AE1E3AFFDB5D420382D.svg" xlink:type="simple" xlink:show="embed" xlink:actuate="onLoad">
            <text:p text:style-name="P1">Word 4</text:p>
            <text:p text:style-name="P1">Word 5</text:p>
            <text:p text:style-name="P1">Word 6</text:p>
          </draw:image>
          <draw:image xlink:href="Pictures/10000201000000B500000104F948AAC325DD1C6C.png" xlink:type="simple" xlink:show="embed" xlink:actuate="onLoad"/>
        </draw:frame>
        <draw:frame draw:style-name="gr1" draw:text-style-name="P1" draw:layer="layout" svg:width="5.652cm" svg:height="3.222cm" svg:x="15.478cm" svg:y="5.191cm">
          <draw:image xlink:href="Pictures/10001BBC0000161500000C970699E684C0F664E4.svg" xlink:type="simple" xlink:show="embed" xlink:actuate="onLoad">
            <text:p text:style-name="P1">011000111</text:p>
            <text:p text:style-name="P1">000100010</text:p>
          </draw:image>
          <draw:image xlink:href="Pictures/10000201000000D60000007A8640761B6CFC596A.png" xlink:type="simple" xlink:show="embed" xlink:actuate="onLoad"/>
        </draw:frame>
        <draw:frame draw:style-name="gr2" draw:text-style-name="P3" draw:layer="layout" svg:width="2.794cm" svg:height="1.016cm" svg:x="5.572cm" svg:y="9.763cm">
          <draw:text-box>
            <text:p text:style-name="P2"><text:span text:style-name="T1">Words</text:span></text:p>
          </draw:text-box>
        </draw:frame>
        <draw:custom-shape draw:style-name="gr3" draw:text-style-name="P5" draw:layer="layout" svg:width="5.842cm" svg:height="1.397cm" svg:x="9.128cm" svg:y="6.207cm">
          <text:p text:style-name="P4">Vectoriz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794cm" svg:height="1.016cm" svg:x="17.129cm" svg:y="8.874cm">
          <draw:text-box>
            <text:p text:style-name="P2"><text:span text:style-name="T1">Vectors</text:span></text:p>
          </draw:text-box>
        </draw:frame>
        <draw:frame draw:style-name="gr1" draw:text-style-name="P4" draw:layer="layout" svg:width="5.277cm" svg:height="5.237cm" svg:x="21.193cm" svg:y="4.556cm">
          <draw:image xlink:href="Pictures/10009ACC0000149E000014763806B08D0742AC14.svg" xlink:type="simple" xlink:show="embed" xlink:actuate="onLoad">
            <text:p text:style-name="P4">Algorithms</text:p>
          </draw:image>
          <draw:image xlink:href="Pictures/10000201000000C7000000C67969F7F268D7A1D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6T14:51:34.532731486</meta:creation-date>
    <dc:date>2020-09-06T15:12:10.843661009</dc:date>
    <meta:editing-duration>PT15S</meta:editing-duration>
    <meta:editing-cycles>1</meta:editing-cycles>
    <meta:document-statistic meta:object-count="8"/>
    <meta:generator>LibreOffice/6.0.7.3$Linux_X86_64 LibreOffice_project/00m0$Build-3</meta:generator>
  </office:meta>
</office:document-meta>
</file>